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fo:hyphenate="true" fo:hyphenation-remain-char-count="2" fo:hyphenation-push-char-count="2" loext:hyphenation-no-caps="false"/>
    </style:style>
    <style:style style:name="P2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paragraph-rsid="00198daa" fo:hyphenate="true" fo:hyphenation-remain-char-count="2" fo:hyphenation-push-char-count="2" loext:hyphenation-no-caps="false"/>
    </style:style>
    <style:style style:name="P3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fo:font-weight="bold" style:font-weight-asian="bold" style:font-weight-complex="bold" fo:hyphenate="true" fo:hyphenation-remain-char-count="2" fo:hyphenation-push-char-count="2" loext:hyphenation-no-caps="false"/>
    </style:style>
    <style:style style:name="P4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rsid="0023f755" officeooo:paragraph-rsid="0023f755" fo:hyphenate="true" fo:hyphenation-remain-char-count="2" fo:hyphenation-push-char-count="2" loext:hyphenation-no-caps="false"/>
    </style:style>
    <style:style style:name="P5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rsid="00250869" officeooo:paragraph-rsid="00250869" fo:hyphenate="true" fo:hyphenation-remain-char-count="2" fo:hyphenation-push-char-count="2" loext:hyphenation-no-caps="false"/>
    </style:style>
    <style:style style:name="P6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rsid="00259d69" officeooo:paragraph-rsid="00259d69" fo:hyphenate="true" fo:hyphenation-remain-char-count="2" fo:hyphenation-push-char-count="2" loext:hyphenation-no-caps="false"/>
    </style:style>
    <style:style style:name="P7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/>
      <style:text-properties officeooo:paragraph-rsid="002eb73e" fo:hyphenate="true" fo:hyphenation-remain-char-count="2" fo:hyphenation-push-char-count="2" loext:hyphenation-no-caps="false"/>
    </style:style>
    <style:style style:name="P8" style:family="paragraph" style:parent-style-name="Text_20_body" style:master-page-name="">
      <style:paragraph-properties fo:margin-top="0in" fo:margin-bottom="0in" loext:contextual-spacing="false" fo:line-height="100%" fo:text-align="justify" style:justify-single-word="false" fo:hyphenation-ladder-count="no-limit" style:page-number="auto"/>
      <style:text-properties style:font-name="Lato" fo:font-weight="bold" style:font-weight-asian="bold" style:font-weight-complex="bold" fo:hyphenate="true" fo:hyphenation-remain-char-count="2" fo:hyphenation-push-char-count="2" loext:hyphenation-no-caps="false"/>
    </style:style>
    <style:style style:name="P9" style:family="paragraph" style:parent-style-name="Text_20_body" style:list-style-name="L1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rsid="0023f755" officeooo:paragraph-rsid="0023f755" fo:hyphenate="true" fo:hyphenation-remain-char-count="2" fo:hyphenation-push-char-count="2" loext:hyphenation-no-caps="false"/>
    </style:style>
    <style:style style:name="P10" style:family="paragraph" style:parent-style-name="Text_20_body" style:list-style-name="L1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rsid="00250869" officeooo:paragraph-rsid="00250869" fo:hyphenate="true" fo:hyphenation-remain-char-count="2" fo:hyphenation-push-char-count="2" loext:hyphenation-no-caps="false"/>
    </style:style>
    <style:style style:name="P11" style:family="paragraph" style:parent-style-name="Text_20_body" style:list-style-name="L1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rsid="002c0a8c" officeooo:paragraph-rsid="002c0a8c" fo:hyphenate="true" fo:hyphenation-remain-char-count="2" fo:hyphenation-push-char-count="2" loext:hyphenation-no-caps="false"/>
    </style:style>
    <style:style style:name="P12" style:family="paragraph" style:parent-style-name="Text_20_body" style:list-style-name="L2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rsid="00259d69" officeooo:paragraph-rsid="00259d69" fo:hyphenate="true" fo:hyphenation-remain-char-count="2" fo:hyphenation-push-char-count="2" loext:hyphenation-no-caps="false"/>
    </style:style>
    <style:style style:name="P13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rsid="00259d69" officeooo:paragraph-rsid="002eb73e" fo:hyphenate="true" fo:hyphenation-remain-char-count="2" fo:hyphenation-push-char-count="2" loext:hyphenation-no-caps="false"/>
    </style:style>
    <style:style style:name="T1" style:family="text">
      <style:text-properties officeooo:rsid="00198daa"/>
    </style:style>
    <style:style style:name="T2" style:family="text">
      <style:text-properties officeooo:rsid="001d66fa"/>
    </style:style>
    <style:style style:name="T3" style:family="text">
      <style:text-properties officeooo:rsid="00214e2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ato" officeooo:rsid="002ca1dd"/>
    </style:style>
    <style:style style:name="T6" style:family="text">
      <style:text-properties style:font-name="Lato" officeooo:rsid="00259d69"/>
    </style:style>
    <style:style style:name="T7" style:family="text">
      <style:text-properties style:font-name="Lato" officeooo:rsid="002de7ea"/>
    </style:style>
    <style:style style:name="T8" style:family="text">
      <style:text-properties style:font-name="Lato" officeooo:rsid="002eb73e"/>
    </style:style>
    <style:style style:name="T9" style:family="text">
      <style:text-properties style:font-name="Lato" officeooo:rsid="002fb023"/>
    </style:style>
    <style:style style:name="T10" style:family="text">
      <style:text-properties style:font-name="Lato" officeooo:rsid="00383df5"/>
    </style:style>
    <style:style style:name="T11" style:family="text">
      <style:text-properties style:font-name="Lato" officeooo:rsid="0039598d"/>
    </style:style>
    <style:style style:name="T12" style:family="text">
      <style:text-properties style:font-name="Lato" officeooo:rsid="003a882f"/>
    </style:style>
    <style:style style:name="T13" style:family="text">
      <style:text-properties style:font-name="Lato" officeooo:rsid="003ae395"/>
    </style:style>
    <style:style style:name="T14" style:family="text">
      <style:text-properties style:font-name="Lato" officeooo:rsid="003c9e2c"/>
    </style:style>
    <style:style style:name="T15" style:family="text">
      <style:text-properties officeooo:rsid="00316b0e"/>
    </style:style>
    <style:style style:name="T16" style:family="text">
      <style:text-properties officeooo:rsid="00319b00"/>
    </style:style>
    <style:style style:name="T17" style:family="text">
      <style:text-properties officeooo:rsid="00335e11"/>
    </style:style>
    <style:style style:name="T18" style:family="text">
      <style:text-properties officeooo:rsid="00338593"/>
    </style:style>
    <style:style style:name="T19" style:family="text">
      <style:text-properties officeooo:rsid="00353b01"/>
    </style:style>
    <style:style style:name="T20" style:family="text">
      <style:text-properties officeooo:rsid="003a882f"/>
    </style:style>
    <style:style style:name="T21" style:family="text">
      <style:text-properties officeooo:rsid="003dc871"/>
    </style:style>
    <style:style style:name="T22" style:family="text">
      <style:text-properties officeooo:rsid="003e7f9a"/>
    </style:style>
    <style:style style:name="T23" style:family="text">
      <style:text-properties officeooo:rsid="004046ec"/>
    </style:style>
    <style:style style:name="T24" style:family="text">
      <style:text-properties officeooo:rsid="0041780a"/>
    </style:style>
    <style:style style:name="T25" style:family="text">
      <style:text-properties officeooo:rsid="00434996"/>
    </style:style>
    <style:style style:name="T26" style:family="text">
      <style:text-properties officeooo:rsid="0044e3cb"/>
    </style:style>
    <style:style style:name="T27" style:family="text">
      <style:text-properties officeooo:rsid="0046bd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rom:<text:tab/><text:tab/><text:span text:style-name="T2">Dr. </text:span>Timothy Leung</text:p>
      <text:p text:style-name="P3">To:<text:tab/><text:tab/><text:span text:style-name="T22">All </text:span>AP Physics <text:span text:style-name="T21">C </text:span><text:span text:style-name="T22">S</text:span>tudents</text:p>
      <text:p text:style-name="P3">Date:<text:tab/><text:tab/><text:span text:style-name="T16">August 8, 2020</text:span></text:p>
      <text:p text:style-name="P3">Subject:<text:tab/>Notice for <text:span text:style-name="T2">Practice AP </text:span><text:span text:style-name="T26">Physics </text:span><text:span text:style-name="T2">C: Mechanics Exam</text:span></text:p>
      <text:p text:style-name="P1"/>
      <text:p text:style-name="P2"><text:span text:style-name="T1">There will be no new material after Topic </text:span><text:span text:style-name="T15">9</text:span><text:span text:style-name="T1"> (gravity and planetary motion). Instead, “Topic </text:span><text:span text:style-name="T25">10</text:span><text:span text:style-name="T1">” is </text:span><text:s/>a <text:span text:style-name="T2">practice</text:span> AP Physics C: Mechanics exam. The exam <text:span text:style-name="T2">is 10</text:span><text:span text:style-name="T27">5</text:span> minute<text:span text:style-name="T27">s</text:span> long, with <text:span text:style-name="T2">45</text:span> minutes of multiple-choice questions <text:span text:style-name="T1">(35 questions), a 1</text:span><text:span text:style-name="T27">5</text:span><text:span text:style-name="T1">-minute break,</text:span> <text:span text:style-name="T3">and </text:span>45 minutes of free-response questions <text:span text:style-name="T1">(3 questions)</text:span>.</text:p>
      <text:p text:style-name="P2"/>
      <text:p text:style-name="P4">Like the actual AP Exam: </text:p>
      <text:list xml:id="list1001549357" text:style-name="L1">
        <text:list-item>
          <text:p text:style-name="P9"><text:span text:style-name="T23">Basic </text:span><text:span text:style-name="T24">s</text:span><text:span text:style-name="T17">cientific c</text:span>alculators are allowed, <text:span text:style-name="T17">but graphing calculators are not</text:span></text:p>
        </text:list-item>
        <text:list-item>
          <text:p text:style-name="P9">Equation sheet will be given to you. <text:span text:style-name="T18">In the multiple-choice section, you are only allowed the physical constants, while for </text:span><text:span text:style-name="T19">the free-response questions, you will be allowed full equations</text:span></text:p>
        </text:list-item>
        <text:list-item>
          <text:p text:style-name="P10">No other aids are permitted</text:p>
        </text:list-item>
        <text:list-item>
          <text:p text:style-name="P11">You will not be penalized for wrong answers</text:p>
        </text:list-item>
      </text:list>
      <text:p text:style-name="P5"/>
      <text:p text:style-name="P6">Unlike the actual AP Exam:</text:p>
      <text:list xml:id="list2284462578" text:style-name="L2">
        <text:list-item>
          <text:p text:style-name="P12">We will use a low-tech answer sheet instead of the bubble sheet for answers.</text:p>
        </text:list-item>
      </text:list>
      <text:p text:style-name="P6"/>
      <text:p text:style-name="P7"><text:span text:style-name="T12">Historically</text:span><text:span text:style-name="T5">, </text:span><text:span text:style-name="T10">the mark </text:span><text:span text:style-name="T5">to obtain a </text:span><text:span text:style-name="T10">score of </text:span><text:span text:style-name="T5">“5” in </text:span><text:span text:style-name="T12">a Physics </text:span><text:span text:style-name="T5">AP </text:span><text:span text:style-name="T12">C </text:span><text:span text:style-name="T5">exam is approximately 60%, so do n</text:span><text:span text:style-name="T11">o</text:span><text:span text:style-name="T5">t be surprise by the </text:span><text:span text:style-name="T13">(possibly low) </text:span><text:span text:style-name="T5">marks. Instead, do the best that you can. Some questions are much easier than others. </text:span><text:span text:style-name="T6">The practice exam will be marked and returned to you at the next class. </text:span></text:p>
      <text:p text:style-name="P13"/>
      <text:p text:style-name="P7"><text:span text:style-name="T6">W</text:span><text:span text:style-name="T8">e will begin the class with another ~30 minutes of review, before we write the test. </text:span><text:span text:style-name="T6">N</text:span><text:span text:style-name="T7">ext </text:span><text:span text:style-name="T14">class </text:span><text:span text:style-name="T9">we will </text:span><text:span text:style-name="T6">begin material for AP Physics C: E</text:span><text:span text:style-name="T5">&amp;M</text:span><text:span text:style-name="T6">. The first of topic will be on Electrostatics. Once we have finished these topics, we will do another practice exa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16T13:33:04.130618321</meta:creation-date>
    <dc:date>2020-08-08T11:12:49.929442396</dc:date>
    <meta:editing-duration>PT25M53S</meta:editing-duration>
    <meta:editing-cycles>44</meta:editing-cycles>
    <meta:generator>LibreOffice/6.4.5.2$Linux_X86_64 LibreOffice_project/40$Build-2</meta:generator>
    <meta:document-statistic meta:table-count="0" meta:image-count="0" meta:object-count="0" meta:page-count="1" meta:paragraph-count="14" meta:word-count="256" meta:character-count="1455" meta:non-whitespace-character-count="1212"/>
  </office:meta>
</office:document-meta>
</file>